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25-09-24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25-06-25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25-03-2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24-12-30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24-09-24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24-06-05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24-03-1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23-12-1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23-09-0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23-08-02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23-06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23-03-27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22-12-19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22-09-26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22-06-1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22-03-2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21-12-17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21-08-13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21-06-10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21-03-0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20-12-10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20-09-1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20-06-0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20-01-06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9-09-1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9-06-19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9-03-2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8-12-17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8-09-19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8-06-12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8-03-3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7-12-0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7-09-1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7-06-12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7-03-1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6-10-3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6-09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6-08-2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6-07-29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6-06-28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6-05-2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6-04-2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5-12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5-11-3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5-10-2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5-09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5-08-31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5-07-3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5-06-0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5-04-2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4-10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4-08-2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4-07-2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4-06-2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4-05-2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3-11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3-10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3-09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3-09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3-07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3-06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3-05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3-04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2-11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2-11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2-10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2-09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2-08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2-07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2-06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2-05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2-04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1-09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1-08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1-07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1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8-12-09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6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5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5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3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200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9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7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6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6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6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6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5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5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179</text:p>
          </table:table-cell>
          <table:table-cell office:value-type="string" calcext:value-type="string">
            <text:p>QBAA nr Dilworth, #14005 REPLACEMENT</text:p>
          </table:table-cell>
          <table:table-cell office:value-type="string" calcext:value-type="string">
            <text:p>199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72" meta:object-count="0"/>
    <meta:user-defined meta:name="AppVersion">3.0</meta:user-defined>
  </office:meta>
</office:document-meta>
</file>